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4ea6b" draw:textarea-horizontal-align="justify" draw:textarea-vertical-align="middle" draw:auto-grow-height="false" fo:min-height="1.917cm" fo:min-width="3.652cm"/>
      <style:paragraph-properties style:writing-mode="lr-tb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 fo:min-height="1.337cm" fo:min-width="2.675cm"/>
      <style:paragraph-properties style:writing-mode="lr-tb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337cm" fo:min-width="3.31cm"/>
      <style:paragraph-properties style:writing-mode="lr-tb"/>
    </style:style>
    <style:style style:name="gr4" style:family="graphic" style:parent-style-name="standard">
      <style:graphic-properties svg:stroke-color="#000000" draw:textarea-vertical-align="middle"/>
    </style:style>
    <style:style style:name="gr5" style:family="graphic" style:parent-style-name="standard">
      <style:graphic-properties svg:stroke-color="#000000" draw:fill-color="#d4ea6b" draw:textarea-horizontal-align="justify" draw:textarea-vertical-align="middle" draw:auto-grow-height="false" fo:min-height="1.338cm" fo:min-width="3.31cm"/>
      <style:paragraph-properties style:writing-mode="lr-tb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1.24cm" fo:min-width="2.675cm"/>
      <style:paragraph-properties style:writing-mode="lr-tb"/>
    </style:style>
    <style:style style:name="gr7" style:family="graphic" style:parent-style-name="standard">
      <style:graphic-properties svg:stroke-color="#000000" draw:fill-color="#50938a" draw:textarea-horizontal-align="justify" draw:textarea-vertical-align="middle" draw:auto-grow-height="false" fo:min-height="1.337cm" fo:min-width="3.343cm"/>
      <style:paragraph-properties style:writing-mode="lr-tb"/>
    </style:style>
    <style:style style:name="gr8" style:family="graphic" style:parent-style-name="standard">
      <style:graphic-properties svg:stroke-color="#000000" draw:fill-color="#50938a" draw:textarea-horizontal-align="justify" draw:textarea-vertical-align="middle" draw:auto-grow-height="false" fo:min-height="1.337cm" fo:min-width="3.31cm"/>
      <style:paragraph-properties style:writing-mode="lr-tb"/>
    </style:style>
    <style:style style:name="gr9" style:family="graphic" style:parent-style-name="standard">
      <style:graphic-properties draw:fill-color="#00a933" draw:textarea-horizontal-align="justify" draw:textarea-vertical-align="middle" draw:auto-grow-height="false" fo:min-height="1.021cm" fo:min-width="1.564cm"/>
      <style:paragraph-properties style:writing-mode="lr-tb"/>
    </style:style>
    <style:style style:name="gr10" style:family="graphic" style:parent-style-name="standard">
      <style:graphic-properties draw:fill-color="#81d41a" draw:textarea-horizontal-align="justify" draw:textarea-vertical-align="middle" draw:auto-grow-height="false" fo:min-height="1.02cm" fo:min-width="2.04cm"/>
      <style:paragraph-properties style:writing-mode="lr-tb"/>
    </style:style>
    <style:style style:name="gr11" style:family="graphic" style:parent-style-name="standard">
      <style:graphic-properties draw:fill-color="#00a933" draw:textarea-horizontal-align="justify" draw:textarea-vertical-align="middle" draw:auto-grow-height="false" fo:min-height="1.338cm" fo:min-width="1.564cm"/>
      <style:paragraph-properties style:writing-mode="lr-tb"/>
    </style:style>
    <style:style style:name="gr12" style:family="graphic" style:parent-style-name="standard">
      <style:graphic-properties draw:fill-color="#00a933" draw:textarea-horizontal-align="justify" draw:textarea-vertical-align="middle" draw:auto-grow-height="false" fo:min-height="0.703cm" fo:min-width="1.406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0.9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5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85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3.556cm"/>
      <style:paragraph-properties style:writing-mode="lr-tb"/>
    </style:style>
    <style:style style:name="gr20" style:family="graphic" style:parent-style-name="standard">
      <style:graphic-properties draw:fill-color="#d4ea6b" draw:textarea-horizontal-align="justify" draw:textarea-vertical-align="middle" draw:auto-grow-height="false" fo:min-height="0.068cm" fo:min-width="0.453cm"/>
    </style:style>
    <style:style style:name="gr21" style:family="graphic" style:parent-style-name="standard">
      <style:graphic-properties draw:textarea-horizontal-align="justify" draw:textarea-vertical-align="middle" draw:auto-grow-height="false" fo:min-height="0.067cm" fo:min-width="0.453cm"/>
    </style:style>
    <style:style style:name="gr22" style:family="graphic" style:parent-style-name="standard">
      <style:graphic-properties draw:fill-color="#00a933" draw:textarea-horizontal-align="justify" draw:textarea-vertical-align="middle" draw:auto-grow-height="false" fo:min-height="0.067cm" fo:min-width="0.453cm"/>
    </style:style>
    <style:style style:name="gr23" style:family="graphic" style:parent-style-name="standard">
      <style:graphic-properties draw:fill-color="#81d41a" draw:textarea-horizontal-align="justify" draw:textarea-vertical-align="middle" draw:auto-grow-height="false" fo:min-height="0.068cm" fo:min-width="0.453cm"/>
    </style:style>
    <style:style style:name="gr24" style:family="graphic" style:parent-style-name="standard">
      <style:graphic-properties draw:fill-color="#6b5e9b" draw:textarea-horizontal-align="justify" draw:textarea-vertical-align="middle" draw:auto-grow-height="false" fo:min-height="2.29cm" fo:min-width="0.77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0.624cm"/>
      <style:paragraph-properties style:writing-mode="lr-tb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218cm" fo:min-width="1.363cm"/>
      <style:paragraph-properties style:writing-mode="lr-tb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603cm" fo:min-width="0.624cm"/>
      <style:paragraph-properties style:writing-mode="lr-tb"/>
    </style:style>
    <style:style style:name="gr28" style:family="graphic" style:parent-style-name="standard">
      <style:graphic-properties draw:fill-color="#3465a4" draw:textarea-horizontal-align="justify" draw:textarea-vertical-align="middle" draw:auto-grow-height="false" fo:min-height="0.199cm" fo:min-width="0.624cm"/>
      <style:paragraph-properties style:writing-mode="lr-tb"/>
    </style:style>
    <style:style style:name="gr29" style:family="graphic" style:parent-style-name="objectwithoutfill">
      <style:graphic-properties svg:stroke-color="#000000" draw:fill="none" draw:textarea-vertical-align="middle"/>
    </style:style>
    <style:style style:name="gr30" style:family="graphic" style:parent-style-name="standard">
      <style:graphic-properties svg:stroke-color="#ffffff" draw:fill-color="#ffffff" draw:textarea-horizontal-align="justify" draw:textarea-vertical-align="middle" draw:auto-grow-height="false" fo:min-height="0.14cm" fo:min-width="1.14cm"/>
      <style:paragraph-properties style:writing-mode="lr-tb"/>
    </style:style>
    <style:style style:name="gr31" style:family="graphic" style:parent-style-name="standard">
      <style:graphic-properties svg:stroke-color="#ffffff" draw:fill-color="#ffffff" draw:textarea-horizontal-align="justify" draw:textarea-vertical-align="middle" draw:auto-grow-height="false" fo:min-height="0.731cm" fo:min-width="1.945cm"/>
      <style:paragraph-properties style:writing-mode="lr-tb"/>
    </style:style>
    <style:style style:name="gr32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807cm"/>
      <style:paragraph-properties style:writing-mode="lr-tb"/>
    </style:style>
    <style:style style:name="gr33" style:family="graphic" style:parent-style-name="objectwithoutfill">
      <style:graphic-properties svg:stroke-color="#000000" draw:fill="none" draw:fill-color="#ffffff" draw:textarea-vertical-align="middle"/>
    </style:style>
    <style:style style:name="gr34" style:family="graphic" style:parent-style-name="standard">
      <style:graphic-properties svg:stroke-color="#ffffff" draw:fill-color="#ffffff" draw:textarea-horizontal-align="justify" draw:textarea-vertical-align="middle" draw:auto-grow-height="false" fo:min-height="0.146cm" fo:min-width="2.194cm"/>
      <style:paragraph-properties style:writing-mode="lr-tb"/>
    </style:style>
    <style:style style:name="gr35" style:family="graphic" style:parent-style-name="standard">
      <style:graphic-properties svg:stroke-color="#ffffff" draw:fill-color="#ffffff" draw:textarea-horizontal-align="justify" draw:textarea-vertical-align="middle" draw:auto-grow-height="false" fo:min-height="0.706cm" fo:min-width="0.44cm"/>
      <style:paragraph-properties style:writing-mode="lr-tb"/>
    </style:style>
    <style:style style:name="gr36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698cm"/>
      <style:paragraph-properties style:writing-mode="lr-tb"/>
    </style:style>
    <style:style style:name="gr37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0.964cm"/>
      <style:paragraph-properties style:writing-mode="lr-tb"/>
    </style:style>
    <style:style style:name="gr38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751cm"/>
      <style:paragraph-properties style:writing-mode="lr-tb"/>
    </style:style>
    <style:style style:name="gr39" style:family="graphic" style:parent-style-name="standard">
      <style:graphic-properties svg:stroke-color="#ffffff" draw:fill-color="#ffffff" draw:textarea-horizontal-align="justify" draw:textarea-vertical-align="middle" draw:auto-grow-height="false" fo:min-height="0.424cm" fo:min-width="0.623cm"/>
      <style:paragraph-properties style:writing-mode="lr-tb"/>
    </style:style>
    <style:style style:name="gr40" style:family="graphic" style:parent-style-name="standard">
      <style:graphic-properties svg:stroke-color="#ffffff" draw:fill-color="#ffffff" draw:textarea-horizontal-align="justify" draw:textarea-vertical-align="middle" draw:auto-grow-height="false" fo:min-height="0.826cm" fo:min-width="0.624cm"/>
      <style:paragraph-properties style:writing-mode="lr-tb"/>
    </style:style>
    <style:style style:name="gr41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521cm"/>
      <style:paragraph-properties style:writing-mode="lr-tb"/>
    </style:style>
    <style:style style:name="gr42" style:family="graphic" style:parent-style-name="standard">
      <style:graphic-properties svg:stroke-color="#ffffff" draw:fill-color="#ffffff" draw:textarea-horizontal-align="justify" draw:textarea-vertical-align="middle" draw:auto-grow-height="false" fo:min-height="0.648cm" fo:min-width="0.624cm"/>
      <style:paragraph-properties style:writing-mode="lr-tb"/>
    </style:style>
    <style:style style:name="gr43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0.906cm"/>
      <style:paragraph-properties style:writing-mode="lr-tb"/>
    </style:style>
    <style:style style:name="gr44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296cm"/>
      <style:paragraph-properties style:writing-mode="lr-tb"/>
    </style:style>
    <style:style style:name="gr45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054cm"/>
      <style:paragraph-properties style:writing-mode="lr-tb"/>
    </style:style>
    <style:style style:name="gr46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0.984cm"/>
      <style:paragraph-properties style:writing-mode="lr-tb"/>
    </style:style>
    <style:style style:name="gr47" style:family="graphic" style:parent-style-name="standard">
      <style:graphic-properties svg:stroke-color="#ffffff" draw:fill-color="#ffffff" draw:textarea-horizontal-align="justify" draw:textarea-vertical-align="middle" draw:auto-grow-height="false" fo:min-height="0.338cm" fo:min-width="1.151cm"/>
      <style:paragraph-properties style:writing-mode="lr-tb"/>
    </style:style>
    <style:style style:name="gr48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0.927cm"/>
      <style:paragraph-properties style:writing-mode="lr-tb"/>
    </style:style>
    <style:style style:name="gr49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978cm"/>
      <style:paragraph-properties style:writing-mode="lr-tb"/>
    </style:style>
    <style:style style:name="gr50" style:family="graphic" style:parent-style-name="standard">
      <style:graphic-properties svg:stroke-color="#ffffff" draw:fill-color="#ffffff" draw:textarea-horizontal-align="justify" draw:textarea-vertical-align="middle" draw:auto-grow-height="false" fo:min-height="0.958cm" fo:min-width="0.624cm"/>
      <style:paragraph-properties style:writing-mode="lr-tb"/>
    </style:style>
    <style:style style:name="gr51" style:family="graphic" style:parent-style-name="standard">
      <style:graphic-properties svg:stroke-color="#ffffff" draw:fill-color="#ffffff" draw:textarea-horizontal-align="justify" draw:textarea-vertical-align="middle" draw:auto-grow-height="false" fo:min-height="0.394cm" fo:min-width="1.011cm"/>
      <style:paragraph-properties style:writing-mode="lr-tb"/>
    </style:style>
    <style:style style:name="gr52" style:family="graphic" style:parent-style-name="standard">
      <style:graphic-properties svg:stroke-color="#000000" draw:fill-color="#000000" draw:textarea-vertical-align="middle"/>
    </style:style>
    <style:style style:name="gr53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693cm"/>
      <style:paragraph-properties style:writing-mode="lr-tb"/>
    </style:style>
    <style:style style:name="gr54" style:family="graphic" style:parent-style-name="objectwithoutfill">
      <style:graphic-properties svg:stroke-color="#000000" draw:fill="none" draw:fill-color="#000000" draw:textarea-vertical-align="middle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2.174cm"/>
      <style:paragraph-properties style:writing-mode="lr-tb"/>
    </style:style>
    <style:style style:name="gr56" style:family="graphic" style:parent-style-name="standard">
      <style:graphic-properties svg:stroke-color="#ffffff" draw:fill-color="#ffffff" draw:textarea-horizontal-align="justify" draw:textarea-vertical-align="middle" draw:auto-grow-height="false" fo:min-height="0.844cm" fo:min-width="1.523cm"/>
      <style:paragraph-properties style:writing-mode="lr-tb"/>
    </style:style>
    <style:style style:name="gr57" style:family="graphic" style:parent-style-name="standard">
      <style:graphic-properties svg:stroke-color="#ffffff" draw:fill-color="#ffffff" draw:textarea-horizontal-align="justify" draw:textarea-vertical-align="middle" draw:auto-grow-height="false" fo:min-height="0.844cm" fo:min-width="1.606cm"/>
      <style:paragraph-properties style:writing-mode="lr-tb"/>
    </style:style>
    <style:style style:name="gr58" style:family="graphic" style:parent-style-name="standard">
      <style:graphic-properties svg:stroke-color="#ffffff" draw:fill-color="#ffffff" draw:textarea-horizontal-align="justify" draw:textarea-vertical-align="middle" draw:auto-grow-height="false" fo:min-height="1.029cm" fo:min-width="1.359cm"/>
      <style:paragraph-properties style:writing-mode="lr-tb"/>
    </style:style>
    <style:style style:name="gr59" style:family="graphic" style:parent-style-name="standard">
      <style:graphic-properties svg:stroke-color="#ffffff" draw:fill-color="#ffffff" draw:textarea-horizontal-align="justify" draw:textarea-vertical-align="middle" draw:auto-grow-height="false" fo:min-height="0.199cm" fo:min-width="1.031cm"/>
      <style:paragraph-properties style:writing-mode="lr-tb"/>
    </style:style>
    <style:style style:name="gr60" style:family="graphic" style:parent-style-name="standard">
      <style:graphic-properties svg:stroke-color="#ffffff" draw:fill-color="#ffffff" draw:textarea-horizontal-align="justify" draw:textarea-vertical-align="middle" draw:auto-grow-height="false" fo:min-height="0.412cm" fo:min-width="1.756cm"/>
      <style:paragraph-properties style:writing-mode="lr-tb"/>
    </style:style>
    <style:style style:name="gr61" style:family="graphic" style:parent-style-name="standard">
      <style:graphic-properties svg:stroke-color="#ffffff" draw:fill-color="#ffffff" draw:textarea-horizontal-align="justify" draw:textarea-vertical-align="middle" draw:auto-grow-height="false" fo:min-height="0.559cm" fo:min-width="2.347cm"/>
      <style:paragraph-properties style:writing-mode="lr-tb"/>
    </style:style>
    <style:style style:name="gr62" style:family="graphic" style:parent-style-name="standard">
      <style:graphic-properties svg:stroke-color="#ffffff" draw:fill-color="#ffffff" draw:textarea-horizontal-align="justify" draw:textarea-vertical-align="middle" draw:auto-grow-height="false" fo:min-height="0.098cm" fo:min-width="1.741cm"/>
      <style:paragraph-properties style:writing-mode="lr-tb"/>
    </style:style>
    <style:style style:name="gr63" style:family="graphic" style:parent-style-name="standard">
      <style:graphic-properties svg:stroke-color="#000000" draw:fill-color="#d4ea6b" draw:textarea-horizontal-align="justify" draw:textarea-vertical-align="middle" draw:auto-grow-height="false" fo:min-height="1.337cm" fo:min-width="2.992cm"/>
      <style:paragraph-properties style:writing-mode="lr-tb"/>
    </style:style>
    <style:style style:name="gr64" style:family="graphic" style:parent-style-name="standard">
      <style:graphic-properties svg:stroke-color="#ffffff" draw:fill-color="#ffffff" draw:textarea-horizontal-align="justify" draw:textarea-vertical-align="middle" draw:auto-grow-height="false" fo:min-height="0.456cm" fo:min-width="1.693cm"/>
      <style:paragraph-properties style:writing-mode="lr-tb"/>
    </style:style>
    <style:style style:name="gr65" style:family="graphic" style:parent-style-name="standard">
      <style:graphic-properties svg:stroke-color="#000000" draw:fill-color="#d4ea6b" draw:textarea-horizontal-align="justify" draw:textarea-vertical-align="middle" draw:auto-grow-height="false" fo:min-height="1.917cm" fo:min-width="5.8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4ea6b"/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 style:writing-mode="lr-tb"/>
    </style:style>
    <style:style style:name="P5" style:family="paragraph">
      <loext:graphic-properties draw:fill-color="#50938a"/>
      <style:paragraph-properties fo:text-align="center" style:writing-mode="lr-tb"/>
    </style:style>
    <style:style style:name="P6" style:family="paragraph">
      <loext:graphic-properties draw:fill-color="#00a933"/>
      <style:paragraph-properties fo:text-align="center" style:writing-mode="lr-tb"/>
    </style:style>
    <style:style style:name="P7" style:family="paragraph">
      <loext:graphic-properties draw:fill-color="#81d41a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d4ea6b"/>
      <style:paragraph-properties fo:text-align="center"/>
    </style:style>
    <style:style style:name="P10" style:family="paragraph">
      <loext:graphic-properties draw:fill-color="#00a933"/>
      <style:paragraph-properties fo:text-align="center"/>
    </style:style>
    <style:style style:name="P11" style:family="paragraph">
      <loext:graphic-properties draw:fill-color="#81d41a"/>
      <style:paragraph-properties fo:text-align="center"/>
    </style:style>
    <style:style style:name="P12" style:family="paragraph">
      <loext:graphic-properties draw:fill-color="#6b5e9b"/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 style:writing-mode="lr-tb"/>
    </style:style>
    <style:style style:name="P14" style:family="paragraph">
      <loext:graphic-properties draw:fill-color="#3465a4"/>
      <style:paragraph-properties fo:text-align="center"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</style:style>
    <style:style style:name="P17" style:family="paragraph">
      <style:paragraph-properties fo:text-align="center" style:writing-mode="lr-tb"/>
      <style:text-properties style:text-position="0% 100%" fo:font-style="normal" style:font-style-asian="normal" style:font-style-complex="normal"/>
    </style:style>
    <style:style style:name="P18" style:family="paragraph">
      <loext:graphic-properties draw:fill-color="#ffffff"/>
      <style:paragraph-properties fo:text-align="center" style:writing-mode="lr-tb"/>
      <style:text-properties style:text-position="0% 100%" fo:font-style="normal" style:font-style-asian="normal" style:font-style-complex="normal"/>
    </style:style>
    <style:style style:name="P19" style:family="paragraph">
      <loext:graphic-properties draw:fill-color="#000000"/>
      <style:paragraph-properties fo:text-align="center"/>
    </style:style>
    <style:style style:name="P20" style:family="paragraph">
      <loext:graphic-properties draw:fill="none" draw:fill-color="#000000"/>
      <style:paragraph-properties fo:text-align="center"/>
    </style:style>
    <style:style style:name="T1" style:family="text">
      <style:text-properties style:font-name="Liberation Sans" fo:font-size="18pt" style:letter-kerning="true" style:font-name-asian="Noto Sans CJK SC" style:font-size-asian="18pt" style:font-name-complex="FreeSans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0% 100%"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52cm" svg:height="2.167cm" svg:x="20.49cm" svg:y="21.54cm">
          <text:p text:style-name="P1">Patrimon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3.175cm" svg:height="1.587cm" svg:x="19.39cm" svg:y="31.072cm">
          <text:p text:style-name="P1">Categor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" xml:id="id3" draw:id="id3" draw:layer="layout" svg:width="3.81cm" svg:height="1.587cm" svg:x="33.367cm" svg:y="28.79cm">
          <text:p text:style-name="P1">Provider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22.566cm" svg:y1="23.707cm" svg:x2="20.978cm" svg:y2="31.072cm" draw:start-shape="id1" draw:start-glue-point="6" draw:end-shape="id2" draw:end-glue-point="4" svg:d="M22566 23707v3682h-1588v3683" svg:viewBox="0 0 1589 7366">
          <text:p/>
        </draw:connector>
        <draw:connector draw:style-name="gr4" draw:text-style-name="P3" draw:layer="layout" svg:x1="24.642cm" svg:y1="22.624cm" svg:x2="35.272cm" svg:y2="28.79cm" draw:start-shape="id1" draw:start-glue-point="7" draw:end-shape="id3" draw:end-glue-point="4" svg:d="M24642 22624h10630v6166" svg:viewBox="0 0 10631 6167">
          <text:p/>
        </draw:connector>
        <draw:custom-shape draw:style-name="gr5" draw:text-style-name="P2" xml:id="id10" draw:id="id10" draw:layer="layout" svg:width="3.81cm" svg:height="1.588cm" svg:x="44.167cm" svg:y="13.67cm">
          <text:p text:style-name="P1">Inventory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3.175cm" svg:height="1.49cm" svg:x="7.307cm" svg:y="27.352cm">
          <text:p text:style-name="P1">Addres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20.49cm" svg:y1="22.624cm" svg:x2="8.895cm" svg:y2="27.352cm" draw:start-shape="id1" draw:start-glue-point="5" draw:end-shape="id4" draw:end-glue-point="4" svg:d="M20490 22624h-11595v4728" svg:viewBox="0 0 11596 4729">
          <text:p/>
        </draw:connector>
        <draw:custom-shape draw:style-name="gr1" draw:text-style-name="P2" xml:id="id5" draw:id="id5" draw:layer="layout" svg:width="3.492cm" svg:height="1.587cm" svg:x="25.49cm" svg:y="2.27cm">
          <text:p text:style-name="P4"><text:span text:style-name="T1">Acces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5" xml:id="id7" draw:id="id7" draw:layer="layout" svg:width="3.843cm" svg:height="1.587cm" svg:x="27.987cm" svg:y="11.023cm">
          <text:p text:style-name="P1">ADM (Level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5" xml:id="id6" draw:id="id6" draw:layer="layout" svg:width="3.81cm" svg:height="1.587cm" svg:x="41.957cm" svg:y="3.222cm">
          <text:p text:style-name="P1">User (Level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out" svg:x1="28.982cm" svg:y1="3.064cm" svg:x2="43.862cm" svg:y2="3.222cm" draw:start-shape="id5" draw:start-glue-point="7" draw:end-shape="id6" draw:end-glue-point="4" svg:d="M28982 3064h6488v-344h8392v502" svg:viewBox="0 0 14881 503">
          <text:p/>
        </draw:connector>
        <draw:custom-shape draw:style-name="gr9" draw:text-style-name="P6" xml:id="id8" draw:id="id8" draw:layer="layout" svg:width="4.128cm" svg:height="2.541cm" svg:x="27.887cm" svg:y="14.016cm">
          <text:p text:style-name="P1">C.R.U.D<text:line-break/>Patrimon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29.909cm" svg:y1="12.61cm" svg:x2="29.951cm" svg:y2="14.016cm" draw:start-shape="id7" draw:start-glue-point="6" draw:end-shape="id8" draw:end-glue-point="4" svg:d="M29909 12610v703h42v703" svg:viewBox="0 0 43 1407">
          <text:p/>
        </draw:connector>
        <draw:connector draw:style-name="gr4" draw:text-style-name="P3" draw:layer="layout" svg:x1="29.951cm" svg:y1="16.557cm" svg:x2="22.566cm" svg:y2="21.54cm" draw:start-shape="id8" draw:start-glue-point="6" draw:end-shape="id1" draw:end-glue-point="4" svg:d="M29951 16557v2491h-7385v2492" svg:viewBox="0 0 7386 4984">
          <text:p/>
        </draw:connector>
        <draw:custom-shape draw:style-name="gr10" draw:text-style-name="P7" xml:id="id9" draw:id="id9" draw:layer="layout" svg:width="5.08cm" svg:height="2.539cm" svg:x="43.545cm" svg:y="7.668cm">
          <text:p text:style-name="P1">Read/Update </text:p>
          <text:p text:style-name="P1">Inventor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6" xml:id="id11" draw:id="id11" draw:layer="layout" svg:width="4.128cm" svg:height="3.175cm" svg:x="19.469cm" svg:y="8.897cm">
          <text:p text:style-name="P1">C.R.U.D<text:line-break/>User/Group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46.085cm" svg:y1="10.207cm" svg:x2="46.072cm" svg:y2="13.67cm" draw:start-shape="id9" draw:start-glue-point="6" draw:end-shape="id10" draw:end-glue-point="0" svg:d="M46085 10207v1732h-13v1731" svg:viewBox="0 0 14 3464">
          <text:p/>
        </draw:connector>
        <draw:connector draw:style-name="gr4" draw:text-style-name="P3" draw:layer="layout" svg:x1="27.987cm" svg:y1="11.817cm" svg:x2="23.597cm" svg:y2="10.485cm" draw:start-shape="id7" draw:start-glue-point="5" draw:end-shape="id11" draw:end-glue-point="7" svg:d="M27987 11817h-2195v-1332h-2195" svg:viewBox="0 0 4391 1333">
          <text:p/>
        </draw:connector>
        <draw:connector draw:style-name="gr4" draw:text-style-name="P3" draw:layer="layout" svg:x1="21.533cm" svg:y1="8.897cm" svg:x2="27.236cm" svg:y2="3.857cm" draw:start-shape="id11" draw:start-glue-point="4" draw:end-shape="id5" draw:end-glue-point="6" svg:d="M21533 8897v-2520h5703v-2520" svg:viewBox="0 0 5704 5041">
          <text:p/>
        </draw:connector>
        <draw:custom-shape draw:style-name="gr12" draw:text-style-name="P6" xml:id="id12" draw:id="id12" draw:layer="layout" svg:width="3.81cm" svg:height="1.905cm" svg:x="35.29cm" svg:y="8.62cm">
          <text:p text:style-name="P1">C.R.U.D<text:line-break/>Inventory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svg:x1="43.862cm" svg:y1="4.809cm" svg:x2="46.085cm" svg:y2="7.668cm" draw:start-shape="id6" draw:start-glue-point="6" draw:end-shape="id9" draw:end-glue-point="4" svg:d="M43862 4809v1429h2223v1430" svg:viewBox="0 0 2224 2860">
          <text:p/>
        </draw:connector>
        <draw:connector draw:style-name="gr4" draw:text-style-name="P3" draw:layer="layout" svg:x1="31.83cm" svg:y1="11.817cm" svg:x2="35.29cm" svg:y2="9.573cm" draw:start-shape="id7" draw:start-glue-point="7" draw:end-shape="id12" draw:end-glue-point="5" svg:d="M31830 11817h1730v-2244h1730" svg:viewBox="0 0 3461 2245">
          <text:p/>
        </draw:connector>
        <draw:connector draw:style-name="gr4" draw:text-style-name="P3" draw:layer="layout" svg:x1="37.195cm" svg:y1="10.525cm" svg:x2="44.167cm" svg:y2="14.464cm" draw:start-shape="id12" draw:start-glue-point="6" draw:end-shape="id10" draw:end-glue-point="3" svg:d="M37195 10525v3939h6972" svg:viewBox="0 0 6973 3940">
          <text:p/>
        </draw:connector>
        <draw:frame draw:style-name="gr13" draw:text-style-name="P8" draw:layer="layout" svg:width="1.842cm" svg:height="1.15cm" svg:x="7.007cm" svg:y="26.202cm">
          <draw:text-box>
            <text:p>(1,1)</text:p>
          </draw:text-box>
        </draw:frame>
        <draw:frame draw:style-name="gr14" draw:text-style-name="P8" draw:layer="layout" svg:width="2.222cm" svg:height="1.21cm" svg:x="23.585cm" svg:y="1.895cm">
          <draw:text-box>
            <text:p>(1,n)</text:p>
          </draw:text-box>
        </draw:frame>
        <draw:frame draw:style-name="gr15" draw:text-style-name="P8" draw:layer="layout" svg:width="1.905cm" svg:height="0.962cm" svg:x="27.987cm" svg:y="12.747cm">
          <draw:text-box>
            <text:p>(1,n)</text:p>
          </draw:text-box>
        </draw:frame>
        <draw:frame draw:style-name="gr15" draw:text-style-name="P8" draw:layer="layout" svg:width="1.88cm" svg:height="0.962cm" svg:x="18.61cm" svg:y="22.43cm">
          <draw:text-box>
            <text:p>(0,1)</text:p>
          </draw:text-box>
        </draw:frame>
        <draw:frame draw:style-name="gr16" draw:text-style-name="P8" draw:layer="layout" svg:width="1.93cm" svg:height="1.007cm" svg:x="24.665cm" svg:y="21.585cm">
          <draw:text-box>
            <text:p>(1,n)</text:p>
          </draw:text-box>
        </draw:frame>
        <draw:frame draw:style-name="gr17" draw:text-style-name="P8" draw:layer="layout" svg:width="2.019cm" svg:height="1.102cm" svg:x="33.569cm" svg:y="27.884cm">
          <draw:text-box>
            <text:p>(1,n)</text:p>
          </draw:text-box>
        </draw:frame>
        <draw:frame draw:style-name="gr15" draw:text-style-name="P8" draw:layer="layout" svg:width="1.905cm" svg:height="0.962cm" svg:x="19.097cm" svg:y="29.883cm">
          <draw:text-box>
            <text:p>(1,1)</text:p>
          </draw:text-box>
        </draw:frame>
        <draw:frame draw:style-name="gr18" draw:text-style-name="P8" draw:layer="layout" svg:width="1.905cm" svg:height="1.673cm" svg:x="44.497cm" svg:y="4.853cm">
          <draw:text-box>
            <text:p>(1,n)</text:p>
          </draw:text-box>
        </draw:frame>
        <draw:frame draw:style-name="gr15" draw:text-style-name="P8" draw:layer="layout" svg:width="2.189cm" svg:height="0.962cm" svg:x="31.831cm" svg:y="10.796cm">
          <draw:text-box>
            <text:p>(1,1)</text:p>
          </draw:text-box>
        </draw:frame>
        <draw:frame draw:style-name="gr19" draw:text-style-name="P8" draw:layer="layout" svg:width="6.985cm" svg:height="3.806cm" svg:x="2.213cm" svg:y="1.012cm">
          <draw:text-box>
            <text:p>Primary Tables</text:p>
            <text:p>Secondary Tables</text:p>
            <text:p>Primary Functions</text:p>
            <text:p>Secondary Functions</text:p>
          </draw:text-box>
        </draw:frame>
        <draw:custom-shape draw:style-name="gr20" draw:text-style-name="P9" draw:layer="layout" svg:width="0.953cm" svg:height="0.318cm" svg:x="1.26cm" svg:y="1.32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0.953cm" svg:height="0.317cm" svg:x="1.26cm" svg:y="1.9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0.953cm" svg:height="0.317cm" svg:x="1.26cm" svg:y="2.90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23" draw:text-style-name="P11" draw:layer="layout" svg:width="0.953cm" svg:height="0.318cm" svg:x="1.26cm" svg:y="3.5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2" xml:id="id13" draw:id="id13" draw:layer="layout" svg:width="1.27cm" svg:height="2.54cm" svg:x="49.26cm" svg:y="3.222cm">
          <text:p text:style-name="P1">Mobile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49.895cm" svg:y1="5.762cm" svg:x2="48.625cm" svg:y2="8.938cm" draw:start-shape="id13" draw:start-glue-point="2" draw:end-shape="id9" draw:end-glue-point="7" svg:d="M49895 5762v3176h-1270" svg:viewBox="0 0 1271 3177">
          <text:p/>
        </draw:connector>
        <draw:custom-shape draw:style-name="gr25" draw:text-style-name="P13" xml:id="id16" draw:id="id16" draw:layer="layout" svg:width="1.588cm" svg:height="0.635cm" svg:x="41.029cm" svg:y="28.167cm">
          <text:p text:style-name="P1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17" draw:id="id17" draw:layer="layout" svg:width="1.588cm" svg:height="0.635cm" svg:x="40.842cm" svg:y="29.167cm">
          <text:p text:style-name="P1"><text:span text:style-name="T2">CNP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xml:id="id14" draw:id="id14" draw:layer="layout" svg:width="2.635cm" svg:height="0.66cm" svg:x="32.097cm" svg:y="30.812cm">
          <text:p text:style-name="P1">Addr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xml:id="id19" draw:id="id19" draw:layer="layout" svg:width="1.588cm" svg:height="1.205cm" svg:x="37.49cm" svg:y="26.312cm">
          <text:p text:style-name="P1">Fantasy</text:p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xml:id="id15" draw:id="id15" draw:layer="layout" svg:width="1.588cm" svg:height="0.635cm" svg:x="35.442cm" svg:y="27.267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xml:id="id29" draw:id="id29" draw:layer="layout" svg:width="1.588cm" svg:height="0.635cm" svg:x="21.337cm" svg:y="29.87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xml:id="id33" draw:id="id33" draw:layer="layout" svg:width="1.588cm" svg:height="0.635cm" svg:x="9.505cm" svg:y="26.07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xml:id="id38" draw:id="id38" draw:layer="layout" svg:width="1.588cm" svg:height="0.635cm" svg:x="18.115cm" svg:y="19.81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xml:id="id67" draw:id="id67" draw:layer="layout" svg:width="1.588cm" svg:height="0.635cm" svg:x="46.319cm" svg:y="12.32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xml:id="id68" draw:id="id68" draw:layer="layout" svg:width="1.588cm" svg:height="0.635cm" svg:x="27.96cm" svg:y="1.082cm">
          <text:p text:style-name="P1">I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18" draw:id="id18" draw:layer="layout" svg:width="1.588cm" svg:height="0.635cm" svg:x="40.155cm" svg:y="26.767cm">
          <text:p text:style-name="P1">Corporate</text:p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line" svg:x1="34.732cm" svg:y1="31.142cm" svg:x2="35.272cm" svg:y2="30.377cm" draw:start-shape="id14" draw:start-glue-point="10" draw:end-shape="id3" draw:end-glue-point="6" svg:d="M34732 31142l540-765" svg:viewBox="0 0 541 766">
          <text:p/>
        </draw:connector>
        <draw:connector draw:style-name="gr29" draw:text-style-name="P15" draw:layer="layout" draw:type="line" svg:x1="35.272cm" svg:y1="28.79cm" svg:x2="36.236cm" svg:y2="27.902cm" draw:start-shape="id3" draw:start-glue-point="4" draw:end-shape="id15" draw:end-glue-point="8" svg:d="M35272 28790l964-888" svg:viewBox="0 0 965 889">
          <text:p/>
        </draw:connector>
        <draw:connector draw:style-name="gr29" draw:text-style-name="P15" draw:layer="layout" draw:type="line" svg:x1="37.177cm" svg:y1="29.584cm" svg:x2="41.029cm" svg:y2="28.485cm" draw:start-shape="id3" draw:start-glue-point="7" draw:end-shape="id16" draw:end-glue-point="6" svg:d="M37177 29584l3852-1099" svg:viewBox="0 0 3853 1100">
          <text:p/>
        </draw:connector>
        <draw:connector draw:style-name="gr29" draw:text-style-name="P15" draw:layer="layout" draw:type="line" svg:x1="37.177cm" svg:y1="29.584cm" svg:x2="40.842cm" svg:y2="29.485cm" draw:start-shape="id3" draw:start-glue-point="7" draw:end-shape="id17" draw:end-glue-point="6" svg:d="M37177 29584l3665-99" svg:viewBox="0 0 3666 100">
          <text:p/>
        </draw:connector>
        <draw:connector draw:style-name="gr29" draw:text-style-name="P15" draw:layer="layout" draw:type="line" svg:x1="37.177cm" svg:y1="29.584cm" svg:x2="40.155cm" svg:y2="27.085cm" draw:start-shape="id3" draw:start-glue-point="7" draw:end-shape="id18" draw:end-glue-point="6" svg:d="M37177 29584l2978-2499" svg:viewBox="0 0 2979 2500">
          <text:p/>
        </draw:connector>
        <draw:connector draw:style-name="gr29" draw:text-style-name="P15" draw:layer="layout" draw:type="line" svg:x1="37.177cm" svg:y1="29.584cm" svg:x2="38.284cm" svg:y2="27.517cm" draw:start-shape="id3" draw:start-glue-point="7" draw:end-shape="id19" draw:end-glue-point="8" svg:d="M37177 29584l1107-2067" svg:viewBox="0 0 1108 2068">
          <text:p/>
        </draw:connector>
        <draw:custom-shape draw:style-name="gr30" draw:text-style-name="P13" xml:id="id21" draw:id="id21" draw:layer="layout" svg:width="2.318cm" svg:height="0.55cm" svg:x="35.782cm" svg:y="32.497cm">
          <text:p text:style-name="P1">Contac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20" draw:id="id20" draw:layer="layout" svg:width="1.588cm" svg:height="0.635cm" svg:x="39.792cm" svg:y="31.812cm">
          <text:p text:style-name="P1">Sta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line" svg:x1="39.792cm" svg:y1="32.13cm" svg:x2="37.177cm" svg:y2="29.584cm" draw:start-shape="id20" draw:start-glue-point="6" draw:end-shape="id3" draw:end-glue-point="7" svg:d="M39792 32130l-2615-2546" svg:viewBox="0 0 2616 2547">
          <text:p/>
        </draw:connector>
        <draw:connector draw:style-name="gr29" draw:text-style-name="P15" draw:layer="layout" draw:type="line" svg:x1="35.272cm" svg:y1="30.377cm" svg:x2="35.782cm" svg:y2="32.772cm" draw:start-shape="id3" draw:start-glue-point="6" draw:end-shape="id21" draw:end-glue-point="6" svg:d="M35272 30377l510 2395" svg:viewBox="0 0 511 2396">
          <text:p/>
        </draw:connector>
        <draw:custom-shape draw:style-name="gr25" draw:text-style-name="P13" xml:id="id27" draw:id="id27" draw:layer="layout" svg:width="1.588cm" svg:height="0.635cm" svg:x="29.228cm" svg:y="32.937cm">
          <text:p text:style-name="P1">Cit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26" draw:id="id26" draw:layer="layout" svg:width="1.588cm" svg:height="0.635cm" svg:x="29.228cm" svg:y="31.937cm">
          <text:p text:style-name="P1">Distric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28" draw:id="id28" draw:layer="layout" svg:width="1.588cm" svg:height="0.635cm" svg:x="29.228cm" svg:y="33.837cm">
          <text:p text:style-name="P1">St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3" xml:id="id25" draw:id="id25" draw:layer="layout" svg:width="3.457cm" svg:height="1.387cm" svg:x="37.965cm" svg:y="34.485cm">
          <text:p text:style-name="P1">*Phone<text:line-break/>Numb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24" draw:id="id24" draw:layer="layout" svg:width="1.588cm" svg:height="0.635cm" svg:x="35.728cm" svg:y="35.537cm">
          <text:p text:style-name="P1">Emai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23" draw:id="id23" draw:layer="layout" svg:width="1.588cm" svg:height="0.635cm" svg:x="34.128cm" svg:y="34.337cm">
          <text:p text:style-name="P1">Si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3" xml:id="id22" draw:id="id22" draw:layer="layout" svg:width="3.261cm" svg:height="0.635cm" svg:x="39.631cm" svg:y="30.189cm">
          <text:p text:style-name="P1">Observ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6" draw:layer="layout" draw:type="line" svg:x1="37.177cm" svg:y1="29.584cm" svg:x2="39.631cm" svg:y2="30.507cm" draw:start-shape="id3" draw:start-glue-point="7" draw:end-shape="id22" draw:end-glue-point="6" svg:d="M37177 29584l2454 923" svg:viewBox="0 0 2455 924">
          <text:p/>
        </draw:connector>
        <draw:connector draw:style-name="gr33" draw:text-style-name="P16" draw:layer="layout" draw:type="line" svg:x1="36.941cm" svg:y1="33.047cm" svg:x2="34.922cm" svg:y2="34.337cm" draw:start-shape="id21" draw:start-glue-point="8" draw:end-shape="id23" draw:end-glue-point="4" svg:d="M36941 33047l-2019 1290" svg:viewBox="0 0 2020 1291">
          <text:p/>
        </draw:connector>
        <draw:connector draw:style-name="gr33" draw:text-style-name="P16" draw:layer="layout" draw:type="line" svg:x1="36.941cm" svg:y1="33.047cm" svg:x2="36.522cm" svg:y2="35.537cm" draw:start-shape="id21" draw:start-glue-point="8" draw:end-shape="id24" draw:end-glue-point="4" svg:d="M36941 33047l-419 2490" svg:viewBox="0 0 420 2491">
          <text:p/>
        </draw:connector>
        <draw:connector draw:style-name="gr33" draw:text-style-name="P16" draw:layer="layout" draw:type="line" svg:x1="36.941cm" svg:y1="33.047cm" svg:x2="39.694cm" svg:y2="34.485cm" draw:start-shape="id21" draw:start-glue-point="8" draw:end-shape="id25" draw:end-glue-point="4" svg:d="M36941 33047l2753 1438" svg:viewBox="0 0 2754 1439">
          <text:p/>
        </draw:connector>
        <draw:connector draw:style-name="gr33" draw:text-style-name="P16" draw:layer="layout" draw:type="line" svg:x1="30.816cm" svg:y1="32.255cm" svg:x2="32.097cm" svg:y2="31.142cm" draw:start-shape="id26" draw:start-glue-point="10" draw:end-shape="id14" draw:end-glue-point="6" svg:d="M30816 32255l1281-1113" svg:viewBox="0 0 1282 1114">
          <text:p/>
        </draw:connector>
        <draw:connector draw:style-name="gr33" draw:text-style-name="P16" draw:layer="layout" draw:type="line" svg:x1="30.816cm" svg:y1="33.255cm" svg:x2="32.097cm" svg:y2="31.142cm" draw:start-shape="id27" draw:start-glue-point="10" draw:end-shape="id14" draw:end-glue-point="6" svg:d="M30816 33255l1281-2113" svg:viewBox="0 0 1282 2114">
          <text:p/>
        </draw:connector>
        <draw:connector draw:style-name="gr33" draw:text-style-name="P16" draw:layer="layout" draw:type="line" svg:x1="30.816cm" svg:y1="34.155cm" svg:x2="32.097cm" svg:y2="31.142cm" draw:start-shape="id28" draw:start-glue-point="10" draw:end-shape="id14" draw:end-glue-point="6" svg:d="M30816 34155l1281-3013" svg:viewBox="0 0 1282 3014">
          <text:p/>
        </draw:connector>
        <draw:connector draw:style-name="gr29" draw:text-style-name="P15" draw:layer="layout" draw:type="line" svg:x1="22.131cm" svg:y1="30.507cm" svg:x2="20.977cm" svg:y2="31.072cm" draw:start-shape="id29" draw:start-glue-point="8" draw:end-shape="id2" draw:end-glue-point="0" svg:d="M22131 30507l-1154 565" svg:viewBox="0 0 1155 566">
          <text:p/>
        </draw:connector>
        <draw:custom-shape draw:style-name="gr34" draw:text-style-name="P13" xml:id="id32" draw:id="id32" draw:layer="layout" svg:width="3.81cm" svg:height="0.558cm" svg:x="14.31cm" svg:y="32.737cm">
          <text:p text:style-name="P1">Descrip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31" draw:id="id31" draw:layer="layout" svg:width="1.588cm" svg:height="0.635cm" svg:x="15.076cm" svg:y="30.537cm">
          <text:p text:style-name="P1">Sta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30" draw:id="id30" draw:layer="layout" svg:width="1.588cm" svg:height="0.635cm" svg:x="15.1cm" svg:y="31.737cm">
          <text:p text:style-name="P1">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line" svg:x1="16.688cm" svg:y1="32.055cm" svg:x2="19.39cm" svg:y2="31.866cm" draw:start-shape="id30" draw:start-glue-point="10" draw:end-shape="id2" draw:end-glue-point="5" svg:d="M16688 32055l2702-189" svg:viewBox="0 0 2703 190">
          <text:p/>
        </draw:connector>
        <draw:connector draw:style-name="gr29" draw:text-style-name="P15" draw:layer="layout" draw:type="line" svg:x1="16.664cm" svg:y1="30.855cm" svg:x2="19.39cm" svg:y2="31.866cm" draw:start-shape="id31" draw:start-glue-point="10" draw:end-shape="id2" draw:end-glue-point="5" svg:d="M16664 30855l2726 1011" svg:viewBox="0 0 2727 1012">
          <text:p/>
        </draw:connector>
        <draw:connector draw:style-name="gr29" draw:text-style-name="P15" draw:layer="layout" draw:type="line" svg:x1="17.562cm" svg:y1="33.214cm" svg:x2="19.39cm" svg:y2="31.866cm" draw:start-shape="id32" draw:start-glue-point="9" draw:end-shape="id2" draw:end-glue-point="5" svg:d="M17562 33214l1828-1348" svg:viewBox="0 0 1829 1349">
          <text:p/>
        </draw:connector>
        <draw:connector draw:style-name="gr29" draw:text-style-name="P15" draw:layer="layout" draw:type="line" svg:x1="10.299cm" svg:y1="26.707cm" svg:x2="8.895cm" svg:y2="27.352cm" draw:start-shape="id33" draw:start-glue-point="8" draw:end-shape="id4" draw:end-glue-point="4" svg:d="M10299 26707l-1404 645" svg:viewBox="0 0 1405 646">
          <text:p/>
        </draw:connector>
        <draw:custom-shape draw:style-name="gr35" draw:text-style-name="P13" xml:id="id34" draw:id="id34" draw:layer="layout" svg:width="1.328cm" svg:height="1.352cm" svg:x="8.042cm" svg:y="31.3cm">
          <text:p text:style-name="P1">Phone<text:line-break/>Numb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xml:id="id35" draw:id="id35" draw:layer="layout" svg:width="3.108cm" svg:height="0.635cm" svg:x="7.119cm" svg:y="33.1cm">
          <text:p text:style-name="P1">Extens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line" svg:x1="8.706cm" svg:y1="32.652cm" svg:x2="8.673cm" svg:y2="33.1cm" draw:start-shape="id34" draw:start-glue-point="8" draw:end-shape="id35" draw:end-glue-point="4" svg:d="M8706 32652l-33 448" svg:viewBox="0 0 34 449">
          <text:p/>
        </draw:connector>
        <draw:connector draw:style-name="gr29" draw:text-style-name="P15" draw:layer="layout" draw:type="line" svg:x1="8.706cm" svg:y1="31.3cm" svg:x2="8.653cm" svg:y2="30.528cm" draw:start-shape="id34" draw:start-glue-point="4" draw:end-shape="id36" draw:end-glue-point="8" svg:d="M8706 31300l-53-772" svg:viewBox="0 0 54 773">
          <text:p/>
        </draw:connector>
        <draw:custom-shape draw:style-name="gr37" draw:text-style-name="P13" xml:id="id36" draw:id="id36" draw:layer="layout" svg:width="2.068cm" svg:height="0.635cm" svg:x="7.619cm" svg:y="29.893cm">
          <text:p text:style-name="P1">Secto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line" svg:x1="8.895cm" svg:y1="28.842cm" svg:x2="8.653cm" svg:y2="29.893cm" draw:start-shape="id4" draw:start-glue-point="6" draw:end-shape="id36" draw:end-glue-point="4" svg:d="M8895 28842l-242 1051" svg:viewBox="0 0 243 1052">
          <text:p/>
        </draw:connector>
        <draw:custom-shape draw:style-name="gr38" draw:text-style-name="P13" xml:id="id37" draw:id="id37" draw:layer="layout" svg:width="3.181cm" svg:height="0.635cm" svg:x="1.629cm" svg:y="26.593cm">
          <text:p text:style-name="P1">Observ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line" svg:x1="7.307cm" svg:y1="28.097cm" svg:x2="4.81cm" svg:y2="26.911cm" draw:start-shape="id4" draw:start-glue-point="5" draw:end-shape="id37" draw:end-glue-point="10" svg:d="M7307 28097l-2497-1186" svg:viewBox="0 0 2498 1187">
          <text:p/>
        </draw:connector>
        <draw:connector draw:style-name="gr29" draw:text-style-name="P15" draw:layer="layout" draw:type="line" svg:x1="18.909cm" svg:y1="20.445cm" svg:x2="20.49cm" svg:y2="22.623cm" draw:start-shape="id38" draw:start-glue-point="8" draw:end-shape="id1" svg:d="M18909 20445l1581 2178" svg:viewBox="0 0 1582 2179">
          <text:p/>
        </draw:connector>
        <draw:custom-shape draw:style-name="gr39" draw:text-style-name="P13" xml:id="id39" draw:id="id39" draw:layer="layout" svg:width="1.587cm" svg:height="0.952cm" svg:x="29.97cm" svg:y="34.935cm">
          <text:p text:style-name="P1">Numb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" draw:text-style-name="P16" draw:layer="layout" draw:type="line" svg:x1="32.097cm" svg:y1="31.142cm" svg:x2="31.557cm" svg:y2="35.411cm" draw:start-shape="id14" draw:start-glue-point="6" draw:end-shape="id39" draw:end-glue-point="10" svg:d="M32097 31142l-540 4269" svg:viewBox="0 0 541 4270">
          <text:p/>
        </draw:connector>
        <draw:custom-shape draw:style-name="gr3" draw:text-style-name="P1" xml:id="id41" draw:id="id41" draw:layer="layout" svg:width="3.81cm" svg:height="1.587cm" svg:x="7.35cm" svg:y="13.382cm">
          <text:p text:style-name="P1">User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5" draw:text-style-name="P8" draw:layer="layout" svg:width="2.108cm" svg:height="0.962cm" svg:x="9.064cm" svg:y="12.105cm">
          <draw:text-box>
            <text:p>(1,n)</text:p>
          </draw:text-box>
        </draw:frame>
        <draw:custom-shape draw:style-name="gr25" draw:text-style-name="P13" xml:id="id43" draw:id="id43" draw:layer="layout" svg:width="1.588cm" svg:height="0.635cm" svg:x="2.311cm" svg:y="12.452cm">
          <text:p text:style-name="P1">Rol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8" xml:id="id44" draw:id="id44" draw:layer="layout" svg:width="1.588cm" svg:height="1.52cm" svg:x="6.382cm" svg:y="15.43cm">
          <text:p text:style-name="P17"><text:span text:style-name="T3">CPF/CNPJ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3" xml:id="id40" draw:id="id40" draw:layer="layout" svg:width="2.857cm" svg:height="0.635cm" svg:x="6.175cm" svg:y="19.622cm">
          <text:p text:style-name="P1">Addr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13" xml:id="id46" draw:id="id46" draw:layer="layout" svg:width="1.588cm" svg:height="1.27cm" svg:x="1.095cm" svg:y="16.763cm">
          <text:p text:style-name="P1">Last</text:p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4" xml:id="id42" draw:id="id42" draw:layer="layout" svg:width="1.588cm" svg:height="0.635cm" svg:x="6.924cm" svg:y="11.452cm">
          <text:p text:style-name="P1">ID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13" xml:id="id45" draw:id="id45" draw:layer="layout" svg:width="1.988cm" svg:height="0.635cm" svg:x="0.89cm" svg:y="15.563cm">
          <text:p text:style-name="P1">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line" svg:x1="9.032cm" svg:y1="19.94cm" svg:x2="9.255cm" svg:y2="14.969cm" draw:start-shape="id40" draw:start-glue-point="10" draw:end-shape="id41" draw:end-glue-point="6" svg:d="M9032 19940l223-4971" svg:viewBox="0 0 224 4972">
          <text:p/>
        </draw:connector>
        <draw:connector draw:style-name="gr29" draw:text-style-name="P15" draw:layer="layout" draw:type="line" svg:x1="9.255cm" svg:y1="13.382cm" svg:x2="7.718cm" svg:y2="12.087cm" draw:start-shape="id41" draw:start-glue-point="4" draw:end-shape="id42" draw:end-glue-point="8" svg:d="M9255 13382l-1537-1295" svg:viewBox="0 0 1538 1296">
          <text:p/>
        </draw:connector>
        <draw:connector draw:style-name="gr29" draw:text-style-name="P15" draw:layer="layout" draw:type="line" svg:x1="7.35cm" svg:y1="14.176cm" svg:x2="3.899cm" svg:y2="12.77cm" draw:start-shape="id41" draw:start-glue-point="5" draw:end-shape="id43" draw:end-glue-point="10" svg:d="M7350 14176l-3451-1406" svg:viewBox="0 0 3452 1407">
          <text:p/>
        </draw:connector>
        <draw:connector draw:style-name="gr29" draw:text-style-name="P15" draw:layer="layout" draw:type="line" svg:x1="7.35cm" svg:y1="14.176cm" svg:x2="7.176cm" svg:y2="15.43cm" draw:start-shape="id41" draw:start-glue-point="5" draw:end-shape="id44" draw:end-glue-point="4" svg:d="M7350 14176l-174 1254" svg:viewBox="0 0 175 1255">
          <text:p/>
        </draw:connector>
        <draw:connector draw:style-name="gr29" draw:text-style-name="P15" draw:layer="layout" draw:type="line" svg:x1="7.35cm" svg:y1="14.176cm" svg:x2="1.884cm" svg:y2="15.563cm" draw:start-shape="id41" draw:start-glue-point="5" draw:end-shape="id45" draw:end-glue-point="4" svg:d="M7350 14176l-5466 1387" svg:viewBox="0 0 5467 1388">
          <text:p/>
        </draw:connector>
        <draw:connector draw:style-name="gr29" draw:text-style-name="P15" draw:layer="layout" draw:type="line" svg:x1="1.884cm" svg:y1="16.198cm" svg:x2="1.889cm" svg:y2="16.763cm" draw:start-shape="id45" draw:start-glue-point="8" draw:end-shape="id46" draw:end-glue-point="4" svg:d="M1884 16198l5 565" svg:viewBox="0 0 6 566">
          <text:p/>
        </draw:connector>
        <draw:custom-shape draw:style-name="gr44" draw:text-style-name="P13" xml:id="id48" draw:id="id48" draw:layer="layout" svg:width="2.54cm" svg:height="0.635cm" svg:x="9.247cm" svg:y="16.927cm">
          <text:p text:style-name="P1">Contac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47" draw:id="id47" draw:layer="layout" svg:width="1.588cm" svg:height="0.635cm" svg:x="4.874cm" svg:y="11.397cm">
          <text:p text:style-name="P1">Sta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line" svg:x1="5.668cm" svg:y1="12.032cm" svg:x2="7.35cm" svg:y2="14.176cm" draw:start-shape="id47" draw:start-glue-point="8" draw:end-shape="id41" draw:end-glue-point="5" svg:d="M5668 12032l1682 2144" svg:viewBox="0 0 1683 2145">
          <text:p/>
        </draw:connector>
        <draw:connector draw:style-name="gr29" draw:text-style-name="P15" draw:layer="layout" draw:type="line" svg:x1="9.255cm" svg:y1="14.969cm" svg:x2="10.517cm" svg:y2="16.927cm" draw:start-shape="id41" draw:start-glue-point="6" draw:end-shape="id48" draw:end-glue-point="4" svg:d="M9255 14969l1262 1958" svg:viewBox="0 0 1263 1959">
          <text:p/>
        </draw:connector>
        <draw:custom-shape draw:style-name="gr45" draw:text-style-name="P13" xml:id="id54" draw:id="id54" draw:layer="layout" svg:width="2.198cm" svg:height="0.635cm" svg:x="0.85cm" svg:y="20.505cm">
          <text:p text:style-name="P1">Count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3" xml:id="id53" draw:id="id53" draw:layer="layout" svg:width="2.098cm" svg:height="0.635cm" svg:x="0.85cm" svg:y="19.405cm">
          <text:p text:style-name="P1">District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55" draw:id="id55" draw:layer="layout" svg:width="1.588cm" svg:height="0.635cm" svg:x="1.36cm" svg:y="21.605cm">
          <text:p text:style-name="P1">St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13" xml:id="id52" draw:id="id52" draw:layer="layout" svg:width="2.335cm" svg:height="0.83cm" svg:x="13.01cm" svg:y="17.127cm">
          <text:p text:style-name="P1">*Phone<text:line-break/>Numb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13" xml:id="id51" draw:id="id51" draw:layer="layout" svg:width="2.017cm" svg:height="0.635cm" svg:x="13.21cm" svg:y="18.422cm">
          <text:p text:style-name="P1">*Email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50" draw:id="id50" draw:layer="layout" svg:width="1.588cm" svg:height="0.635cm" svg:x="13.21cm" svg:y="19.322cm">
          <text:p text:style-name="P1">Si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3" xml:id="id49" draw:id="id49" draw:layer="layout" svg:width="3.502cm" svg:height="0.635cm" svg:x="0.97cm" svg:y="10.438cm">
          <text:p text:style-name="P1">Observ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line" svg:x1="7.35cm" svg:y1="14.176cm" svg:x2="2.721cm" svg:y2="11.073cm" draw:start-shape="id41" draw:start-glue-point="5" draw:end-shape="id49" draw:end-glue-point="8" svg:d="M7350 14176l-4629-3103" svg:viewBox="0 0 4630 3104">
          <text:p/>
        </draw:connector>
        <draw:connector draw:style-name="gr29" draw:text-style-name="P15" draw:layer="layout" draw:type="line" svg:x1="11.787cm" svg:y1="17.245cm" svg:x2="13.21cm" svg:y2="19.64cm" draw:start-shape="id48" draw:start-glue-point="10" draw:end-shape="id50" draw:end-glue-point="6" svg:d="M11787 17245l1423 2395" svg:viewBox="0 0 1424 2396">
          <text:p/>
        </draw:connector>
        <draw:connector draw:style-name="gr29" draw:text-style-name="P15" draw:layer="layout" draw:type="line" svg:x1="11.787cm" svg:y1="17.245cm" svg:x2="13.21cm" svg:y2="18.74cm" draw:start-shape="id48" draw:start-glue-point="10" draw:end-shape="id51" draw:end-glue-point="6" svg:d="M11787 17245l1423 1495" svg:viewBox="0 0 1424 1496">
          <text:p/>
        </draw:connector>
        <draw:connector draw:style-name="gr29" draw:text-style-name="P15" draw:layer="layout" draw:type="line" svg:x1="11.787cm" svg:y1="17.245cm" svg:x2="13.01cm" svg:y2="17.542cm" draw:start-shape="id48" draw:start-glue-point="10" draw:end-shape="id52" draw:end-glue-point="6" svg:d="M11787 17245l1223 297" svg:viewBox="0 0 1224 298">
          <text:p/>
        </draw:connector>
        <draw:connector draw:style-name="gr29" draw:text-style-name="P15" draw:layer="layout" draw:type="line" svg:x1="2.948cm" svg:y1="19.723cm" svg:x2="6.175cm" svg:y2="19.94cm" draw:start-shape="id53" draw:start-glue-point="10" draw:end-shape="id40" draw:end-glue-point="6" svg:d="M2948 19723l3227 217" svg:viewBox="0 0 3228 218">
          <text:p/>
        </draw:connector>
        <draw:connector draw:style-name="gr29" draw:text-style-name="P15" draw:layer="layout" draw:type="line" svg:x1="3.048cm" svg:y1="20.823cm" svg:x2="6.175cm" svg:y2="19.94cm" draw:start-shape="id54" draw:start-glue-point="10" draw:end-shape="id40" draw:end-glue-point="6" svg:d="M3048 20823l3127-883" svg:viewBox="0 0 3128 884">
          <text:p/>
        </draw:connector>
        <draw:connector draw:style-name="gr29" draw:text-style-name="P15" draw:layer="layout" draw:type="line" svg:x1="2.948cm" svg:y1="21.923cm" svg:x2="6.175cm" svg:y2="19.94cm" draw:start-shape="id55" draw:start-glue-point="10" draw:end-shape="id40" draw:end-glue-point="6" svg:d="M2948 21923l3227-1983" svg:viewBox="0 0 3228 1984">
          <text:p/>
        </draw:connector>
        <draw:custom-shape draw:style-name="gr39" draw:text-style-name="P13" xml:id="id56" draw:id="id56" draw:layer="layout" svg:width="1.587cm" svg:height="0.952cm" svg:x="1.402cm" svg:y="22.503cm">
          <text:p text:style-name="P1">Numb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line" svg:x1="6.175cm" svg:y1="19.94cm" svg:x2="2.989cm" svg:y2="22.979cm" draw:start-shape="id40" draw:start-glue-point="6" draw:end-shape="id56" draw:end-glue-point="10" svg:d="M6175 19940l-3186 3039" svg:viewBox="0 0 3187 3040">
          <text:p/>
        </draw:connector>
        <draw:custom-shape draw:style-name="gr25" draw:text-style-name="P13" xml:id="id57" draw:id="id57" draw:layer="layout" svg:width="1.588cm" svg:height="0.635cm" svg:x="2.212cm" svg:y="13.552cm">
          <text:p text:style-name="P1">S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line" svg:x1="3.8cm" svg:y1="13.87cm" svg:x2="7.35cm" svg:y2="14.175cm" draw:start-shape="id57" draw:start-glue-point="10" draw:end-shape="id41" svg:d="M3800 13870l3550 305" svg:viewBox="0 0 3551 306">
          <text:p/>
        </draw:connector>
        <draw:custom-shape draw:style-name="gr50" draw:text-style-name="P13" xml:id="id58" draw:id="id58" draw:layer="layout" svg:width="1.588cm" svg:height="1.708cm" svg:x="3.483cm" svg:y="15.43cm">
          <text:p text:style-name="P1">Work<text:line-break/>Ca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line" svg:x1="7.35cm" svg:y1="14.176cm" svg:x2="4.277cm" svg:y2="15.43cm" draw:start-shape="id41" draw:start-glue-point="5" draw:end-shape="id58" draw:end-glue-point="4" svg:d="M7350 14176l-3073 1254" svg:viewBox="0 0 3074 1255">
          <text:p/>
        </draw:connector>
        <draw:custom-shape draw:style-name="gr25" draw:text-style-name="P13" xml:id="id59" draw:id="id59" draw:layer="layout" svg:width="1.588cm" svg:height="0.635cm" svg:x="1.284cm" svg:y="18.605cm">
          <text:p text:style-name="P1">CE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line" svg:x1="2.872cm" svg:y1="18.923cm" svg:x2="6.175cm" svg:y2="19.94cm" draw:start-shape="id59" draw:start-glue-point="10" draw:end-shape="id40" draw:end-glue-point="6" svg:d="M2872 18923l3303 1017" svg:viewBox="0 0 3304 1018">
          <text:p/>
        </draw:connector>
        <draw:custom-shape draw:style-name="gr51" draw:text-style-name="P13" xml:id="id60" draw:id="id60" draw:layer="layout" svg:width="2.135cm" svg:height="0.91cm" svg:x="13.187cm" svg:y="15.64cm">
          <text:p text:style-name="P1">*Social<text:line-break/>Network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line" svg:x1="11.787cm" svg:y1="17.245cm" svg:x2="13.187cm" svg:y2="16.095cm" draw:start-shape="id48" draw:start-glue-point="10" draw:end-shape="id60" draw:end-glue-point="6" svg:d="M11787 17245l1400-1150" svg:viewBox="0 0 1401 1151">
          <text:p/>
        </draw:connector>
        <draw:connector draw:style-name="gr52" draw:text-style-name="P19" draw:layer="layout" svg:x1="9.255cm" svg:y1="13.382cm" svg:x2="11.056cm" svg:y2="4.862cm" draw:start-shape="id41" draw:start-glue-point="4" draw:end-shape="id61" draw:end-glue-point="6" svg:d="M9255 13382v-4260h1801v-4260" svg:viewBox="0 0 1802 8521">
          <text:p/>
        </draw:connector>
        <draw:custom-shape draw:style-name="gr25" draw:text-style-name="P13" xml:id="id62" draw:id="id62" draw:layer="layout" svg:width="1.588cm" svg:height="0.635cm" svg:x="24.222cm" svg:y="5.652cm">
          <text:p text:style-name="P1">Logi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3" xml:id="id63" draw:id="id63" draw:layer="layout" svg:width="3.101cm" svg:height="0.635cm" svg:x="21.31cm" svg:y="4.769cm">
          <text:p text:style-name="P1">Passw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20" draw:layer="layout" draw:type="line" svg:x1="27.236cm" svg:y1="3.857cm" svg:x2="25.016cm" svg:y2="5.652cm" draw:start-shape="id5" draw:start-glue-point="6" draw:end-shape="id62" draw:end-glue-point="4" svg:d="M27236 3857l-2220 1795" svg:viewBox="0 0 2221 1796">
          <text:p/>
        </draw:connector>
        <draw:connector draw:style-name="gr54" draw:text-style-name="P20" draw:layer="layout" draw:type="line" svg:x1="27.236cm" svg:y1="3.857cm" svg:x2="24.411cm" svg:y2="5.087cm" draw:start-shape="id5" draw:start-glue-point="6" draw:end-shape="id63" draw:end-glue-point="10" svg:d="M27236 3857l-2825 1230" svg:viewBox="0 0 2826 1231">
          <text:p/>
        </draw:connector>
        <draw:custom-shape draw:style-name="gr55" draw:text-style-name="P13" xml:id="id64" draw:id="id64" draw:layer="layout" svg:width="3.78cm" svg:height="0.635cm" svg:x="30.717cm" svg:y="6.269cm">
          <text:p text:style-name="P1">Access lev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20" draw:layer="layout" draw:type="line" svg:x1="27.236cm" svg:y1="3.857cm" svg:x2="30.717cm" svg:y2="6.587cm" draw:start-shape="id5" draw:start-glue-point="6" draw:end-shape="id64" draw:end-glue-point="6" svg:d="M27236 3857l3481 2730" svg:viewBox="0 0 3482 2731">
          <text:p/>
        </draw:connector>
        <draw:custom-shape draw:style-name="gr25" draw:text-style-name="P13" xml:id="id65" draw:id="id65" draw:layer="layout" svg:width="1.588cm" svg:height="0.635cm" svg:x="29.152cm" svg:y="30.937cm">
          <text:p text:style-name="P1">CEP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20" draw:layer="layout" draw:type="line" svg:x1="30.74cm" svg:y1="31.255cm" svg:x2="32.097cm" svg:y2="31.142cm" draw:start-shape="id65" draw:start-glue-point="10" draw:end-shape="id14" draw:end-glue-point="6" svg:d="M30740 31255l1357-113" svg:viewBox="0 0 1358 114">
          <text:p/>
        </draw:connector>
        <draw:custom-shape draw:style-name="gr56" draw:text-style-name="P13" xml:id="id66" draw:id="id66" draw:layer="layout" svg:width="2.859cm" svg:height="1.546cm" svg:x="31.233cm" svg:y="4.669cm">
          <text:p text:style-name="P1">Registration<text:line-break/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20" draw:layer="layout" draw:type="line" svg:x1="27.236cm" svg:y1="3.857cm" svg:x2="31.233cm" svg:y2="5.442cm" draw:start-shape="id5" draw:start-glue-point="6" draw:end-shape="id66" draw:end-glue-point="6" svg:d="M27236 3857l3997 1585" svg:viewBox="0 0 3998 1586">
          <text:p/>
        </draw:connector>
        <draw:connector draw:style-name="gr54" draw:text-style-name="P20" draw:layer="layout" draw:type="line" svg:x1="47.113cm" svg:y1="12.957cm" svg:x2="46.072cm" svg:y2="13.67cm" draw:start-shape="id67" draw:start-glue-point="8" draw:end-shape="id10" draw:end-glue-point="0" svg:d="M47113 12957l-1041 713" svg:viewBox="0 0 1042 714">
          <text:p/>
        </draw:connector>
        <draw:connector draw:style-name="gr54" draw:text-style-name="P20" draw:layer="layout" draw:type="line" svg:x1="28.754cm" svg:y1="1.717cm" svg:x2="27.236cm" svg:y2="2.27cm" draw:start-shape="id68" draw:start-glue-point="8" draw:end-shape="id5" draw:end-glue-point="4" svg:d="M28754 1717l-1518 553" svg:viewBox="0 0 1519 554">
          <text:p/>
        </draw:connector>
        <draw:custom-shape draw:style-name="gr57" draw:text-style-name="P13" xml:id="id69" draw:id="id69" draw:layer="layout" svg:width="2.978cm" svg:height="1.546cm" svg:x="21.842cm" svg:y="3.17cm">
          <text:p text:style-name="P1">Access</text:p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20" draw:layer="layout" draw:type="line" svg:x1="27.236cm" svg:y1="3.857cm" svg:x2="24.384cm" svg:y2="4.49cm" draw:start-shape="id5" draw:start-glue-point="6" draw:end-shape="id69" draw:end-glue-point="9" svg:d="M27236 3857l-2852 633" svg:viewBox="0 0 2853 634">
          <text:p/>
        </draw:connector>
        <draw:custom-shape draw:style-name="gr56" draw:text-style-name="P13" xml:id="id70" draw:id="id70" draw:layer="layout" svg:width="2.859cm" svg:height="1.546cm" svg:x="32.332cm" svg:y="3.159cm">
          <text:p text:style-name="P1">vali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20" draw:layer="layout" draw:type="line" svg:x1="27.236cm" svg:y1="3.857cm" svg:x2="32.332cm" svg:y2="3.932cm" draw:start-shape="id5" draw:start-glue-point="6" draw:end-shape="id70" draw:end-glue-point="6" svg:d="M27236 3857l5096 75" svg:viewBox="0 0 5097 76">
          <text:p/>
        </draw:connector>
        <draw:custom-shape draw:style-name="gr58" draw:text-style-name="P13" xml:id="id71" draw:id="id71" draw:layer="layout" svg:width="2.627cm" svg:height="1.809cm" svg:x="24.243cm" svg:y="24.551cm">
          <text:p text:style-name="P1">Asset<text:line-break/>Numb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line" svg:x1="24.243cm" svg:y1="25.456cm" svg:x2="22.566cm" svg:y2="23.707cm" draw:start-shape="id71" draw:start-glue-point="6" draw:end-shape="id1" draw:end-glue-point="6" svg:d="M24243 25456l-1677-1749" svg:viewBox="0 0 1678 1750">
          <text:p/>
        </draw:connector>
        <draw:custom-shape draw:style-name="gr25" draw:text-style-name="P13" xml:id="id73" draw:id="id73" draw:layer="layout" svg:width="1.588cm" svg:height="0.635cm" svg:x="26.613cm" svg:y="22.937cm">
          <text:p text:style-name="P1">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3" xml:id="id74" draw:id="id74" draw:layer="layout" svg:width="3.81cm" svg:height="0.558cm" svg:x="24.011cm" svg:y="26.274cm">
          <text:p text:style-name="P1">Descrip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72" draw:id="id72" draw:layer="layout" svg:width="1.588cm" svg:height="0.635cm" svg:x="25.177cm" svg:y="23.737cm">
          <text:p text:style-name="P1">Stat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9" draw:text-style-name="P15" draw:layer="layout" draw:type="line" svg:x1="25.177cm" svg:y1="24.055cm" svg:x2="24.642cm" svg:y2="22.623cm" draw:start-shape="id72" draw:start-glue-point="6" draw:end-shape="id1" svg:d="M25177 24055l-535-1432" svg:viewBox="0 0 536 1433">
          <text:p/>
        </draw:connector>
        <draw:connector draw:style-name="gr29" draw:text-style-name="P15" draw:layer="layout" draw:type="line" svg:x1="26.613cm" svg:y1="23.255cm" svg:x2="24.642cm" svg:y2="22.623cm" draw:start-shape="id73" draw:start-glue-point="6" draw:end-shape="id1" svg:d="M26613 23255l-1971-632" svg:viewBox="0 0 1972 633">
          <text:p/>
        </draw:connector>
        <draw:connector draw:style-name="gr29" draw:text-style-name="P15" draw:layer="layout" draw:type="line" svg:x1="24.011cm" svg:y1="26.553cm" svg:x2="22.566cm" svg:y2="23.707cm" draw:start-shape="id74" draw:start-glue-point="6" draw:end-shape="id1" draw:end-glue-point="2" svg:d="M24011 26553l-1445-2846" svg:viewBox="0 0 1446 2847">
          <text:p/>
        </draw:connector>
        <draw:custom-shape draw:style-name="gr59" draw:text-style-name="P13" xml:id="id77" draw:id="id77" draw:layer="layout" svg:width="2.165cm" svg:height="0.635cm" svg:x="2.527cm" svg:y="27.993cm">
          <text:p text:style-name="P1">Quantity<text:line-break/>address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3" xml:id="id78" draw:id="id78" draw:layer="layout" svg:width="3.188cm" svg:height="0.934cm" svg:x="1.527cm" svg:y="29.593cm">
          <text:p text:style-name="P1">Location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13" xml:id="id75" draw:id="id75" draw:layer="layout" svg:width="4.025cm" svg:height="1.143cm" svg:x="49.997cm" svg:y="13.622cm">
          <text:p text:style-name="P1">Registration<text:line-break/>Dat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3" xml:id="id76" draw:id="id76" draw:layer="layout" svg:width="3.169cm" svg:height="0.492cm" svg:x="50.853cm" svg:y="15.43cm">
          <text:p text:style-name="P1">History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4" draw:text-style-name="P20" draw:layer="layout" draw:type="line" svg:x1="49.997cm" svg:y1="14.194cm" svg:x2="47.977cm" svg:y2="14.464cm" draw:start-shape="id75" draw:start-glue-point="6" draw:end-shape="id10" draw:end-glue-point="1" svg:d="M49997 14194l-2020 270" svg:viewBox="0 0 2021 271">
          <text:p/>
        </draw:connector>
        <draw:connector draw:style-name="gr54" draw:text-style-name="P20" draw:layer="layout" draw:type="line" svg:x1="50.853cm" svg:y1="15.676cm" svg:x2="47.977cm" svg:y2="14.464cm" draw:start-shape="id76" draw:start-glue-point="6" draw:end-shape="id10" draw:end-glue-point="1" svg:d="M50853 15676l-2876-1212" svg:viewBox="0 0 2877 1213">
          <text:p/>
        </draw:connector>
        <draw:connector draw:style-name="gr29" draw:text-style-name="P15" draw:layer="layout" draw:type="line" svg:x1="7.307cm" svg:y1="28.097cm" svg:x2="4.692cm" svg:y2="28.311cm" draw:start-shape="id4" draw:start-glue-point="5" draw:end-shape="id77" draw:end-glue-point="10" svg:d="M7307 28097l-2615 214" svg:viewBox="0 0 2616 215">
          <text:p/>
        </draw:connector>
        <draw:connector draw:style-name="gr29" draw:text-style-name="P15" draw:layer="layout" draw:type="line" svg:x1="7.307cm" svg:y1="28.097cm" svg:x2="4.715cm" svg:y2="30.06cm" draw:start-shape="id4" draw:start-glue-point="5" draw:end-shape="id78" draw:end-glue-point="10" svg:d="M7307 28097l-2592 1963" svg:viewBox="0 0 2593 1964">
          <text:p/>
        </draw:connector>
        <draw:custom-shape draw:style-name="gr63" draw:text-style-name="P2" xml:id="id61" draw:id="id61" draw:layer="layout" svg:width="3.81cm" svg:height="1.587cm" svg:x="9.151cm" svg:y="3.275cm">
          <text:p text:style-name="P1">User_Aces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4" draw:text-style-name="P20" draw:layer="Layer4" draw:type="line" svg:x1="12.961cm" svg:y1="4.069cm" svg:x2="15.061cm" svg:y2="6.969cm" draw:start-shape="id61" draw:start-glue-point="7" draw:end-shape="id79" draw:end-glue-point="4" svg:d="M12961 4069l2100 2900" svg:viewBox="0 0 2101 2901">
          <text:p/>
        </draw:connector>
        <draw:connector draw:style-name="gr54" draw:text-style-name="P20" draw:layer="Layer4" draw:type="line" svg:x1="12.961cm" svg:y1="4.069cm" svg:x2="14.61cm" svg:y2="4.968cm" draw:start-shape="id61" draw:start-glue-point="7" draw:end-shape="id80" draw:end-glue-point="6" svg:d="M12961 4069l1649 899" svg:viewBox="0 0 1650 900">
          <text:p/>
        </draw:connector>
        <draw:custom-shape draw:style-name="gr64" draw:text-style-name="P13" xml:id="id80" draw:id="id80" draw:layer="Layer4" svg:width="3.101cm" svg:height="0.998cm" svg:x="14.61cm" svg:y="4.469cm">
          <text:p text:style-name="P1">User_F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3" xml:id="id79" draw:id="id79" draw:layer="Layer4" svg:width="3.101cm" svg:height="0.635cm" svg:x="13.51cm" svg:y="6.969cm">
          <text:p text:style-name="P1">Access_F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8" draw:layer="Layer4" svg:width="2.244cm" svg:height="0.962cm" svg:x="44.376cm" svg:y="15.461cm">
          <draw:text-box>
            <text:p>(0,n)</text:p>
          </draw:text-box>
        </draw:frame>
        <draw:frame draw:style-name="gr15" draw:text-style-name="P8" draw:layer="Layer4" svg:width="2.244cm" svg:height="0.962cm" svg:x="42.376cm" svg:y="13.461cm">
          <draw:text-box>
            <text:p>(0,n)</text:p>
          </draw:text-box>
        </draw:frame>
        <draw:frame draw:style-name="gr15" draw:text-style-name="P8" draw:layer="Layer4" svg:width="2.244cm" svg:height="0.962cm" svg:x="44.476cm" svg:y="12.561cm">
          <draw:text-box>
            <text:p>(0,n)</text:p>
          </draw:text-box>
        </draw:frame>
        <draw:frame draw:style-name="gr15" draw:text-style-name="P8" draw:layer="Layer4" svg:width="2.244cm" svg:height="0.962cm" svg:x="20.776cm" svg:y="23.761cm">
          <draw:text-box>
            <text:p>(0,n)</text:p>
          </draw:text-box>
        </draw:frame>
        <draw:frame draw:style-name="gr15" draw:text-style-name="P8" draw:layer="Layer4" svg:width="2.244cm" svg:height="0.962cm" svg:x="20.976cm" svg:y="19.861cm">
          <draw:text-box>
            <text:p>(0,n)</text:p>
          </draw:text-box>
        </draw:frame>
        <draw:frame draw:style-name="gr16" draw:text-style-name="P8" draw:layer="Layer4" svg:width="1.93cm" svg:height="1.007cm" svg:x="23.365cm" svg:y="20.186cm">
          <draw:text-box>
            <text:p>(1,n)</text:p>
          </draw:text-box>
        </draw:frame>
        <draw:connector draw:style-name="gr4" draw:text-style-name="P3" draw:layer="Layer4" svg:x1="12.961cm" svg:y1="4.069cm" svg:x2="25.49cm" svg:y2="3.063cm" draw:start-shape="id61" draw:start-glue-point="7" draw:end-shape="id5" svg:d="M12961 4069h6265v-1006h6264" svg:viewBox="0 0 12530 1007">
          <text:p/>
        </draw:connector>
        <draw:connector draw:style-name="gr4" draw:text-style-name="P3" draw:layer="Layer4" svg:x1="11.16cm" svg:y1="14.176cm" svg:x2="19.469cm" svg:y2="10.485cm" draw:start-shape="id41" draw:start-glue-point="7" draw:end-shape="id11" draw:end-glue-point="5" svg:d="M11160 14176h4155v-3691h4154" svg:viewBox="0 0 8310 3692">
          <text:p/>
        </draw:connector>
        <draw:custom-shape draw:style-name="gr65" draw:text-style-name="P2" xml:id="id81" draw:id="id81" draw:layer="Layer4" svg:width="6.35cm" svg:height="2.167cm" svg:x="36.552cm" svg:y="19.988cm">
          <text:p text:style-name="P1">Patrimony_Inventor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3" draw:layer="Layer4" svg:x1="22.566cm" svg:y1="21.54cm" svg:x2="36.552cm" svg:y2="21.072cm" draw:start-shape="id1" draw:start-glue-point="4" draw:end-shape="id81" draw:end-glue-point="5" svg:d="M22566 21540v-502h8032v34h5954" svg:viewBox="0 0 13987 503">
          <text:p/>
        </draw:connector>
        <draw:connector draw:style-name="gr4" draw:text-style-name="P3" draw:layer="Layer4" svg:x1="46.072cm" svg:y1="15.258cm" svg:x2="42.902cm" svg:y2="21.072cm" draw:start-shape="id10" draw:start-glue-point="2" draw:end-shape="id81" draw:end-glue-point="7" svg:d="M46072 15258v5814h-3170" svg:viewBox="0 0 3171 5815">
          <text:p/>
        </draw:connector>
        <draw:connector draw:style-name="gr54" draw:text-style-name="P20" draw:layer="Layer4" draw:type="line" svg:x1="44.106cm" svg:y1="24cm" svg:x2="39.727cm" svg:y2="22.155cm" draw:start-shape="id82" draw:start-glue-point="4" draw:end-shape="id81" draw:end-glue-point="6" svg:d="M44106 24000l-4379-1845" svg:viewBox="0 0 4380 1846">
          <text:p/>
        </draw:connector>
        <draw:connector draw:style-name="gr54" draw:text-style-name="P20" draw:layer="Layer4" draw:type="line" svg:x1="39.071cm" svg:y1="23.983cm" svg:x2="39.727cm" svg:y2="22.156cm" draw:start-shape="id83" draw:start-glue-point="4" svg:d="M39071 23983l656-1827" svg:viewBox="0 0 657 1828">
          <text:p/>
        </draw:connector>
        <draw:custom-shape draw:style-name="gr53" draw:text-style-name="P13" xml:id="id83" draw:id="id83" draw:layer="Layer4" svg:width="3.101cm" svg:height="0.635cm" svg:x="37.52cm" svg:y="23.983cm">
          <text:p text:style-name="P1">Patrimony_F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13" xml:id="id82" draw:id="id82" draw:layer="Layer4" svg:width="3.101cm" svg:height="0.635cm" svg:x="42.555cm" svg:y="24cm">
          <text:p text:style-name="P1">Inventory_F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5.804cm" fo:page-height="38.7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20T11:29:41.293231274</meta:creation-date>
    <dc:date>2021-10-10T15:37:25.272588708</dc:date>
    <meta:editing-duration>PT15H14M42S</meta:editing-duration>
    <meta:editing-cycles>19</meta:editing-cycles>
    <meta:generator>LibreOffice/7.1.6.2$Linux_X86_64 LibreOffice_project/10$Build-2</meta:generator>
    <meta:document-statistic meta:object-count="189"/>
  </office:meta>
</office:document-meta>
</file>